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Amiri" svg:font-family="Amiri" style:font-pitch="variable"/>
    <style:font-face style:name="DejaVu Sans Light" svg:font-family="'DejaVu Sans Light', 'MS Mincho'" style:font-pitch="variable"/>
    <style:font-face style:name="Droid Arabic Kufi" svg:font-family="'Droid Arabic Kufi'" style:font-adornments="Bold" style:font-pitch="variable"/>
    <style:font-face style:name="Droid Arabic Kufi NoKashida" svg:font-family="'Droid Arabic Kufi NoKashida'" style:font-pitch="variable"/>
    <style:font-face style:name="Droid Sans Fallback1" svg:font-family="'Droid Sans Fallback'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style:writing-mode="rl-tb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0.953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rl-tb"/>
    </style:style>
    <style:style style:name="Table3" style:family="table">
      <style:table-properties style:width="17.59cm" fo:break-before="auto" fo:break-after="auto" table:align="margins" style:writing-mode="rl-tb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style:min-row-height="0.953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rl-tb"/>
    </style:style>
    <style:style style:name="Table2" style:family="table">
      <style:table-properties style:width="17.59cm" fo:break-before="auto" fo:break-after="auto" table:align="margins" style:writing-mode="rl-tb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style:min-row-height="0.953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rl-tb"/>
    </style:style>
    <style:style style:name="P1" style:family="paragraph" style:parent-style-name="Preformatted_20_Text">
      <style:paragraph-properties fo:text-align="justify" style:justify-single-word="false" style:snap-to-layout-grid="false" style:writing-mode="rl-tb"/>
      <style:text-properties style:font-name-complex="Amiri"/>
    </style:style>
    <style:style style:name="P2" style:family="paragraph" style:parent-style-name="Preformatted_20_Text">
      <style:paragraph-properties fo:text-align="justify" style:justify-single-word="false" style:snap-to-layout-grid="false" style:writing-mode="lr-tb"/>
      <style:text-properties style:font-name="Liberation Serif" style:font-name-asian="DejaVu Sans Mono" style:font-name-complex="Liberation Serif"/>
    </style:style>
    <style:style style:name="T1" style:family="text">
      <style:text-properties style:font-name-asian="DejaVu Sans Mono" style:font-name-complex="Amiri"/>
    </style:style>
    <style:style style:name="T2" style:family="text">
      <style:text-properties style:font-name-asian="DejaVu Sans Mono" style:font-name-complex="DejaVu Sans"/>
    </style:style>
    <style:style style:name="T3" style:family="text">
      <style:text-properties fo:color="#0000ff" style:font-name-complex="Amiri"/>
    </style:style>
    <style:style style:name="T4" style:family="text">
      <style:text-properties fo:color="#0000ff" style:font-name-complex="DejaVu Sans"/>
    </style:style>
    <style:style style:name="T5" style:family="text">
      <style:text-properties fo:color="#00ff00" style:font-name-complex="Amiri"/>
    </style:style>
    <style:style style:name="T6" style:family="text">
      <style:text-properties fo:color="#00ff00" style:font-name-complex="DejaVu Sans"/>
    </style:style>
    <style:style style:name="T7" style:family="text">
      <style:text-properties fo:color="#ff0000" style:font-name-complex="Amiri"/>
    </style:style>
    <style:style style:name="T8" style:family="text">
      <style:text-properties fo:color="#ff0000" style:font-name-complex="DejaVu Sans"/>
    </style:style>
    <style:style style:name="T9" style:family="text">
      <style:text-properties fo:color="#800080" style:font-name-complex="Amiri"/>
    </style:style>
    <style:style style:name="T10" style:family="text">
      <style:text-properties fo:color="#800080" style:font-name-complex="DejaVu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4">أَما</text:span><text:span text:style-name="T2"> </text:span><text:span text:style-name="T6">تَرَوْني</text:span><text:span text:style-name="T2"> </text:span><text:span text:style-name="T8">أَتَغَشَّى</text:span><text:span text:style-name="T2"> </text:span><text:span text:style-name="T10">طِمْرًا</text:span><text:line-break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3">أَما</text:span><text:span text:style-name="T1"> </text:span><text:span text:style-name="T5">تَرَوْني</text:span><text:span text:style-name="T1"> </text:span><text:span text:style-name="T7">أَتَغَشَّى</text:span><text:span text:style-name="T1"> </text:span><text:span text:style-name="T9">طِمْرًا</text:span><text:line-break/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Hello world of office<text:line-break/></text:p>
          </table:table-cell>
        </table:table-row>
      </table:table>
      <text:p text:style-name="Standard"/>
      <text:p text:style-name="Standard">“Amiri” available from https://sourceforge.net/projects/amiri/fil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Amiri" svg:font-family="Amiri" style:font-pitch="variable"/>
    <style:font-face style:name="DejaVu Sans Light" svg:font-family="'DejaVu Sans Light', 'MS Mincho'" style:font-pitch="variable"/>
    <style:font-face style:name="Droid Arabic Kufi" svg:font-family="'Droid Arabic Kufi'" style:font-adornments="Bold" style:font-pitch="variable"/>
    <style:font-face style:name="Droid Arabic Kufi NoKashida" svg:font-family="'Droid Arabic Kufi NoKashida'" style:font-pitch="variable"/>
    <style:font-face style:name="Droid Sans Fallback1" svg:font-family="'Droid Sans Fallback'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 Condensed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font-name-asian="Droid Sans Fallback1" style:font-size-asian="12pt" style:language-asian="zh" style:country-asian="CN" style:font-name-complex="DejaVu Sans Light" style:font-size-complex="12pt" style:language-complex="ar" style:country-complex="EG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1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Ligh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Ligh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Ligh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language-asian="zh" style:country-asian="CN" style:font-weight-asian="bold" style:font-name-complex="Times New Roman" style:font-size-complex="16pt" style:language-complex="ar" style:country-complex="EG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5T06:26:00</meta:creation-date>
    <dc:date>2011-11-29T12:24:27</dc:date>
    <meta:editing-cycles>11</meta:editing-cycles>
    <meta:editing-duration>PT1H51M19S</meta:editing-duration>
    <meta:generator>LibreOffice/3.3$Unix LibreOffice_project/330m19$Build-301</meta:generator>
    <dc:creator>Caolán McNamara</dc:creator>
    <meta:document-statistic meta:table-count="3" meta:image-count="0" meta:object-count="0" meta:page-count="1" meta:paragraph-count="4" meta:word-count="17" meta:character-count="156"/>
    <meta:user-defined meta:name="Info 1"/>
    <meta:user-defined meta:name="Info 2"/>
    <meta:user-defined meta:name="Info 3"/>
    <meta:user-defined meta:name="Info 4"/>
  </office:meta>
</office:document-meta>
</file>